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0105" officeooo:paragraph-rsid="001d0105"/>
    </style:style>
    <style:style style:name="P2" style:family="paragraph" style:parent-style-name="Standard">
      <style:paragraph-properties fo:text-align="start" style:justify-single-word="false"/>
      <style:text-properties officeooo:rsid="001d0105" officeooo:paragraph-rsid="001d0105"/>
    </style:style>
    <style:style style:name="P3" style:family="paragraph" style:parent-style-name="Standard">
      <style:paragraph-properties fo:text-align="start" style:justify-single-word="false"/>
      <style:text-properties officeooo:rsid="001e81a9" officeooo:paragraph-rsid="001e81a9"/>
    </style:style>
    <style:style style:name="T1" style:family="text">
      <style:text-properties officeooo:rsid="001e8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1"/>
      <text:p text:style-name="P2">1 a)1-Eros e psique 2-<text:span text:style-name="T1">Francesca Rimini 3-El beso, El beso pois parece mais desgastada.</text:span></text:p>
      <text:p text:style-name="P2">b)<text:span text:style-name="T1">São cenas românticas, A de canova tem um anjo.</text:span></text:p>
      <text:p text:style-name="P2">c)<text:span text:style-name="T1">Mostra qual o trabalho do cupido, do cupido pois esta em uma posição de dominância,</text:span></text:p>
      <text:p text:style-name="P3">do home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01:46.887136706</meta:creation-date>
    <dc:date>2020-12-09T11:18:21.099876295</dc:date>
    <meta:editing-duration>PT6M24S</meta:editing-duration>
    <meta:editing-cycles>1</meta:editing-cycles>
    <meta:document-statistic meta:table-count="0" meta:image-count="0" meta:object-count="0" meta:page-count="1" meta:paragraph-count="5" meta:word-count="43" meta:character-count="249" meta:non-whitespace-character-count="211"/>
    <meta:generator>LibreOffice/6.4.6.2$Linux_X86_64 LibreOffice_project/40$Build-2</meta:generator>
  </office:meta>
</office:document-meta>
</file>